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venirNext1" svg:font-family="AvenirNext"/>
    <style:font-face style:name="AvenirNextMedium1" svg:font-family="AvenirNextMedium"/>
    <style:font-face style:name="AvenirNextular" svg:font-family="AvenirNextular"/>
    <style:font-face style:name="AvenirNext" svg:font-family="AvenirNext" style:font-pitch="variable"/>
    <style:font-face style:name="AvenirNextMedium" svg:font-family="AvenirNextMedium" style:font-pitch="variable"/>
    <style:font-face style:name="AvenirNextular1" svg:font-family="AvenirNextular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00a3da"/>
    </style:style>
    <style:style style:name="gr6" style:family="graphic" style:parent-style-name="standard">
      <style:graphic-properties draw:stroke="none" draw:fill="solid" draw:fill-color="#ff4013"/>
    </style:style>
    <style:style style:name="gr7" style:family="graphic" style:parent-style-name="standard">
      <style:graphic-properties draw:stroke="none" draw:fill="solid" draw:fill-color="#fec700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8pt" style:font-size-asian="8pt" style:font-size-complex="8pt"/>
    </style:style>
    <style:style style:name="P6" style:family="paragraph">
      <loext:graphic-properties draw:fill="solid" draw:fill-color="#00a3da"/>
    </style:style>
    <style:style style:name="P7" style:family="paragraph">
      <loext:graphic-properties draw:fill="solid" draw:fill-color="#ff4013"/>
    </style:style>
    <style:style style:name="P8" style:family="paragraph">
      <loext:graphic-properties draw:fill="solid" draw:fill-color="#fec700"/>
    </style:style>
    <style:style style:name="T1" style:family="text">
      <style:text-properties fo:color="#606060" style:font-name="AvenirNextMedium1" fo:font-size="14pt" style:font-size-asian="14pt" style:font-name-complex="AvenirNextMedium1" style:font-size-complex="14pt"/>
    </style:style>
    <style:style style:name="T2" style:family="text">
      <style:text-properties fo:color="#000000" style:font-name="AvenirNextular" fo:font-size="10pt" style:font-size-asian="10pt" style:font-name-complex="AvenirNextular" style:font-size-complex="10pt"/>
    </style:style>
    <style:style style:name="T3" style:family="text">
      <style:text-properties fo:color="#7a7a7a" style:font-name="AvenirNext1" fo:font-size="8pt" fo:font-weight="bold" style:font-size-asian="8pt" style:font-name-complex="AvenirNext1" style:font-size-complex="8pt" style:font-weight-complex="bold"/>
    </style:style>
    <style:style style:name="T4" style:family="text">
      <style:text-properties fo:color="#000000" style:font-name="AvenirNextular" fo:font-size="8pt" style:font-size-asian="8pt" style:font-name-complex="AvenirNextular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27941 21591,27941 21591,0 0,0">
          <text:p/>
        </draw:polygon>
        <draw:frame draw:style-name="gr2" draw:text-style-name="P3" draw:layer="layout" svg:width="1.725cm" svg:height="0.581cm" svg:x="3.881cm" svg:y="6.738cm">
          <draw:text-box>
            <text:p text:style-name="P2"><text:span text:style-name="T1">Profile </text:span></text:p>
          </draw:text-box>
        </draw:frame>
        <draw:frame draw:style-name="gr3" draw:text-style-name="P4" draw:layer="layout" svg:width="15.145cm" svg:height="0.412cm" svg:x="3.881cm" svg:y="7.54cm">
          <draw:text-box>
            <text:p text:style-name="P2"><text:span text:style-name="T2">Seacula quarta decima et quinta decima Eodem modo typi. Modo typi qui nunc nobis </text:span></text:p>
          </draw:text-box>
        </draw:frame>
        <draw:frame draw:style-name="gr3" draw:text-style-name="P4" draw:layer="layout" svg:width="14.709cm" svg:height="0.412cm" svg:x="3.881cm" svg:y="8.033cm">
          <draw:text-box>
            <text:p text:style-name="P2"><text:span text:style-name="T2">videntur parum clari. Quam littera gothica quam nunc parum claram anteposuerit. </text:span></text:p>
          </draw:text-box>
        </draw:frame>
        <draw:frame draw:style-name="gr2" draw:text-style-name="P3" draw:layer="layout" svg:width="2.919cm" svg:height="0.581cm" svg:x="3.881cm" svg:y="8.89cm">
          <draw:text-box>
            <text:p text:style-name="P2"><text:span text:style-name="T1">Experience </text:span></text:p>
          </draw:text-box>
        </draw:frame>
        <draw:frame draw:style-name="gr4" draw:text-style-name="P5" draw:layer="layout" svg:width="9.48cm" svg:height="0.331cm" svg:x="3.881cm" svg:y="9.686cm">
          <draw:text-box>
            <text:p text:style-name="P2"><text:span text:style-name="T3">JOB TITLE, COMPANY NAME; CITY, STATE — 2012–PRESENT </text:span></text:p>
          </draw:text-box>
        </draw:frame>
        <draw:frame draw:style-name="gr3" draw:text-style-name="P4" draw:layer="layout" svg:width="15.458cm" svg:height="0.412cm" svg:x="3.881cm" svg:y="10.15cm">
          <draw:text-box>
            <text:p text:style-name="P2"><text:span text:style-name="T2">Lorem ipsum dolor sit amet, ligula suspendisse nulla pretium, rhoncus tempor placerat </text:span></text:p>
          </draw:text-box>
        </draw:frame>
        <draw:frame draw:style-name="gr3" draw:text-style-name="P4" draw:layer="layout" svg:width="15.818cm" svg:height="0.412cm" svg:x="3.881cm" svg:y="10.644cm">
          <draw:text-box>
            <text:p text:style-name="P2"><text:span text:style-name="T2">fermentum, enim integer ad vestibulum volutpat. Nisl rhoncus turpis est, vel elit, congue </text:span></text:p>
          </draw:text-box>
        </draw:frame>
        <draw:frame draw:style-name="gr3" draw:text-style-name="P4" draw:layer="layout" svg:width="15.742cm" svg:height="0.412cm" svg:x="3.881cm" svg:y="11.138cm">
          <draw:text-box>
            <text:p text:style-name="P2"><text:span text:style-name="T2">wisi enim nunc ultricies sit, magna tincidunt. Maecenas aliquam maecenas ligula nostra. </text:span></text:p>
          </draw:text-box>
        </draw:frame>
        <draw:frame draw:style-name="gr4" draw:text-style-name="P5" draw:layer="layout" svg:width="8.824cm" svg:height="0.331cm" svg:x="3.881cm" svg:y="11.979cm">
          <draw:text-box>
            <text:p text:style-name="P2"><text:span text:style-name="T3">JOB TITLE, COMPANY NAME; CITY, STATE — 2009–2011 </text:span></text:p>
          </draw:text-box>
        </draw:frame>
        <draw:frame draw:style-name="gr3" draw:text-style-name="P4" draw:layer="layout" svg:width="15.263cm" svg:height="0.412cm" svg:x="3.881cm" svg:y="12.443cm">
          <draw:text-box>
            <text:p text:style-name="P2"><text:span text:style-name="T2">Neque pecun modut est neque nonor et imper ned libidig met, consectetur adipiscing </text:span></text:p>
          </draw:text-box>
        </draw:frame>
        <draw:frame draw:style-name="gr3" draw:text-style-name="P4" draw:layer="layout" svg:width="15.974cm" svg:height="0.412cm" svg:x="3.881cm" svg:y="12.937cm">
          <draw:text-box>
            <text:p text:style-name="P2"><text:span text:style-name="T2">elit, sed ut labore et dolore magna aliquam is nostrud exercitation ullam mmodo , sagittis </text:span></text:p>
          </draw:text-box>
        </draw:frame>
        <draw:frame draw:style-name="gr3" draw:text-style-name="P4" draw:layer="layout" svg:width="11.551cm" svg:height="0.412cm" svg:x="3.881cm" svg:y="13.431cm">
          <draw:text-box>
            <text:p text:style-name="P2"><text:span text:style-name="T2">felis sodales, dolor sociis mauris, vel eu libero cras. Interdum at. <text:s/></text:span></text:p>
          </draw:text-box>
        </draw:frame>
        <draw:frame draw:style-name="gr4" draw:text-style-name="P5" draw:layer="layout" svg:width="8.824cm" svg:height="0.331cm" svg:x="3.881cm" svg:y="14.273cm">
          <draw:text-box>
            <text:p text:style-name="P2"><text:span text:style-name="T3">JOB TITLE, COMPANY NAME; CITY, STATE — 2006–2008 </text:span></text:p>
          </draw:text-box>
        </draw:frame>
        <draw:frame draw:style-name="gr3" draw:text-style-name="P4" draw:layer="layout" svg:width="15.555cm" svg:height="0.412cm" svg:x="3.881cm" svg:y="14.772cm">
          <draw:text-box>
            <text:p text:style-name="P2"><text:span text:style-name="T2">Braid, yop quiel geg ba solaly rasponsubla rof trenzur sala ent dusgrubuguon. Offoctivo </text:span></text:p>
          </draw:text-box>
        </draw:frame>
        <draw:frame draw:style-name="gr3" draw:text-style-name="P4" draw:layer="layout" svg:width="15.555cm" svg:height="0.412cm" svg:x="3.881cm" svg:y="15.265cm">
          <draw:text-box>
            <text:p text:style-name="P2"><text:span text:style-name="T2">immoriatoly, hawrgasi pwicos asi sirucor. Thas sirutciun applios tyu thuso itoms auctor, </text:span></text:p>
          </draw:text-box>
        </draw:frame>
        <draw:frame draw:style-name="gr3" draw:text-style-name="P4" draw:layer="layout" svg:width="15.797cm" svg:height="0.412cm" svg:x="3.881cm" svg:y="15.759cm">
          <draw:text-box>
            <text:p text:style-name="P2"><text:span text:style-name="T2">imperdiet arcu per diam dapibus libero duis. Enim eros in vel, volutpat nec pellentesque. </text:span></text:p>
          </draw:text-box>
        </draw:frame>
        <draw:frame draw:style-name="gr4" draw:text-style-name="P5" draw:layer="layout" svg:width="8.824cm" svg:height="0.331cm" svg:x="3.881cm" svg:y="16.566cm">
          <draw:text-box>
            <text:p text:style-name="P2"><text:span text:style-name="T3">JOB TITLE, COMPANY NAME; CITY, STATE — 2003–2005 </text:span></text:p>
          </draw:text-box>
        </draw:frame>
        <draw:frame draw:style-name="gr3" draw:text-style-name="P4" draw:layer="layout" svg:width="16.118cm" svg:height="0.412cm" svg:x="3.881cm" svg:y="17.065cm">
          <draw:text-box>
            <text:p text:style-name="P2"><text:span text:style-name="T2">Nodo typi qui nunc. Claram anteposuerit litterarum formas humanitatis per seacula quarta </text:span></text:p>
          </draw:text-box>
        </draw:frame>
        <draw:frame draw:style-name="gr3" draw:text-style-name="P4" draw:layer="layout" svg:width="15.691cm" svg:height="0.412cm" svg:x="3.881cm" svg:y="17.558cm">
          <draw:text-box>
            <text:p text:style-name="P2"><text:span text:style-name="T2">decima et quinta. Sequitur mutationem consuetudium lectorum. Ac dolor ac adipiscing. <text:s/></text:span></text:p>
          </draw:text-box>
        </draw:frame>
        <draw:frame draw:style-name="gr2" draw:text-style-name="P3" draw:layer="layout" svg:width="2.627cm" svg:height="0.581cm" svg:x="3.881cm" svg:y="18.38cm">
          <draw:text-box>
            <text:p text:style-name="P2"><text:span text:style-name="T1">Education </text:span></text:p>
          </draw:text-box>
        </draw:frame>
        <draw:frame draw:style-name="gr3" draw:text-style-name="P4" draw:layer="layout" svg:width="8.316cm" svg:height="0.412cm" svg:x="3.881cm" svg:y="19.217cm">
          <draw:text-box>
            <text:p text:style-name="P2"><text:span text:style-name="T2">University of State, City, State — Degree, Year </text:span></text:p>
          </draw:text-box>
        </draw:frame>
        <draw:frame draw:style-name="gr2" draw:text-style-name="P3" draw:layer="layout" svg:width="1.437cm" svg:height="0.581cm" svg:x="3.881cm" svg:y="20.038cm">
          <draw:text-box>
            <text:p text:style-name="P2"><text:span text:style-name="T1">Skills </text:span></text:p>
          </draw:text-box>
        </draw:frame>
        <draw:frame draw:style-name="gr3" draw:text-style-name="P4" draw:layer="layout" svg:width="15.631cm" svg:height="0.412cm" svg:x="3.881cm" svg:y="20.839cm">
          <draw:text-box>
            <text:p text:style-name="P2"><text:span text:style-name="T2">Quarta seacula per humanitatis formas litterarum anteposuerit claram parum putamus! </text:span></text:p>
          </draw:text-box>
        </draw:frame>
        <draw:frame draw:style-name="gr3" draw:text-style-name="P4" draw:layer="layout" svg:width="14.366cm" svg:height="0.412cm" svg:x="3.881cm" svg:y="21.333cm">
          <draw:text-box>
            <text:p text:style-name="P2"><text:span text:style-name="T2">Litterarum anteposuerit claram parum putamus nunc quam, euismod nibh diam. </text:span></text:p>
          </draw:text-box>
        </draw:frame>
        <draw:frame draw:style-name="gr2" draw:text-style-name="P3" draw:layer="layout" svg:width="2.94cm" svg:height="0.581cm" svg:x="3.881cm" svg:y="22.19cm">
          <draw:text-box>
            <text:p text:style-name="P2"><text:span text:style-name="T1">References </text:span></text:p>
          </draw:text-box>
        </draw:frame>
        <draw:frame draw:style-name="gr3" draw:text-style-name="P4" draw:layer="layout" svg:width="15.555cm" svg:height="0.412cm" svg:x="3.881cm" svg:y="22.991cm">
          <draw:text-box>
            <text:p text:style-name="P2"><text:span text:style-name="T2">Braid, yop quiel geg ba solaly rasponsubla rof trenzur sala ent dusgrubuguon. Offoctivo </text:span></text:p>
          </draw:text-box>
        </draw:frame>
        <draw:frame draw:style-name="gr3" draw:text-style-name="P4" draw:layer="layout" svg:width="15.555cm" svg:height="0.412cm" svg:x="3.881cm" svg:y="23.485cm">
          <draw:text-box>
            <text:p text:style-name="P2"><text:span text:style-name="T2">immoriatoly, hawrgasi pwicos asi sirucor. Thas sirutciun applios tyu thuso itoms auctor. </text:span></text:p>
          </draw:text-box>
        </draw:frame>
        <draw:frame draw:style-name="gr3" draw:text-style-name="P4" draw:layer="layout" svg:width="13.9cm" svg:height="0.412cm" svg:x="3.881cm" svg:y="23.979cm">
          <draw:text-box>
            <text:p text:style-name="P2"><text:span text:style-name="T2">Lorem ipsum dolor sit amet, ligula suspendisse nulla pretium, rhoncus tempor.</text:span></text:p>
          </draw:text-box>
        </draw:frame>
        <draw:frame draw:style-name="gr2" draw:text-style-name="P3" draw:layer="layout" svg:width="4.375cm" svg:height="0.581cm" svg:x="3.881cm" svg:y="3.563cm">
          <draw:text-box>
            <text:p text:style-name="P2"><text:span text:style-name="T1">HM Awais Hassan</text:span></text:p>
          </draw:text-box>
        </draw:frame>
        <draw:polygon draw:style-name="gr5" draw:text-style-name="P6" draw:layer="layout" svg:width="0.388cm" svg:height="0.388cm" svg:x="2.963cm" svg:y="3.633cm" svg:viewBox="0 0 389 389" draw:points="0,0 389,0 389,389 0,389">
          <text:p/>
        </draw:polygon>
        <draw:polygon draw:style-name="gr6" draw:text-style-name="P7" draw:layer="layout" svg:width="0.388cm" svg:height="0.388cm" svg:x="2.54cm" svg:y="3.633cm" svg:viewBox="0 0 389 389" draw:points="0,0 389,0 389,389 0,389">
          <text:p/>
        </draw:polygon>
        <draw:polygon draw:style-name="gr7" draw:text-style-name="P8" draw:layer="layout" svg:width="0.388cm" svg:height="0.388cm" svg:x="2.116cm" svg:y="3.633cm" svg:viewBox="0 0 389 389" draw:points="0,0 389,0 389,389 0,389">
          <text:p/>
        </draw:polygon>
        <draw:frame draw:style-name="gr4" draw:text-style-name="P5" draw:layer="layout" svg:width="12.469cm" svg:height="0.331cm" svg:x="3.881cm" svg:y="4.748cm">
          <draw:text-box>
            <text:p text:style-name="P2"><text:span text:style-name="T4">123-456-7890 <text:s text:c="6"/>no_reply@example.com <text:s text:c="8"/>1234 Main Street <text:s text:c="2"/>Anytown, State <text:s text:c="2"/>ZIP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venirNext1" svg:font-family="AvenirNext"/>
    <style:font-face style:name="AvenirNextMedium1" svg:font-family="AvenirNextMedium"/>
    <style:font-face style:name="AvenirNextular" svg:font-family="AvenirNextular"/>
    <style:font-face style:name="AvenirNext" svg:font-family="AvenirNext" style:font-pitch="variable"/>
    <style:font-face style:name="AvenirNextMedium" svg:font-family="AvenirNextMedium" style:font-pitch="variable"/>
    <style:font-face style:name="AvenirNextular1" svg:font-family="AvenirNextular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7-12T06:04:00.366038289</dc:date>
    <meta:editing-duration>PT46S</meta:editing-duration>
    <meta:editing-cycles>1</meta:editing-cycles>
    <meta:document-statistic meta:object-count="34"/>
    <meta:generator>LibreOffice/6.3.5.2$Linux_X86_64 LibreOffice_project/30$Build-2</meta:generator>
  </office:meta>
</office:document-meta>
</file>